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47089416664083582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134727790508348380"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18354689083042210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54418235121022916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26110315060956922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00469320205956023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35609156238016042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09687720577778758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292821" text:continue-list="list535609156238016042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6654066318507888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0557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29667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307942"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315725"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29637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06687255123320062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12280742060329643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4416802039049747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00302"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19006972641471408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2439925544251509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44121270373692515" text:style-name="L15">
        <text:list-item>
          <text:list>
            <text:list-header>
              <text:p text:style-name="P183">1.5 miles averaging about 9:40/mile and rest 1 min</text:p>
            </text:list-header>
          </text:list>
        </text:list-item>
      </text:list>
      <text:p text:style-name="P24">1 mile in 8:26 and rest 2 min</text:p>
      <text:list xml:id="list376768436182596163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19496973044687007"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299314"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89488028597579121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19651218698001758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75961371168210796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316783" text:continue-list="list5196512186980017582" text:style-name="L19">
        <text:list-item>
          <text:list>
            <text:list-header>
              <text:p text:style-name="P187">(Pace*HR)=1240</text:p>
            </text:list-header>
          </text:list>
        </text:list-item>
      </text:list>
      <text:list xml:id="list39295209" text:continue-list="list894880285975791219" text:style-name="L18">
        <text:list-item>
          <text:list>
            <text:list-header>
              <text:p text:style-name="P186">2 miles at 10:46/mile Ave HR= 121 bpm and rest a few minutes</text:p>
            </text:list-header>
          </text:list>
        </text:list-item>
      </text:list>
      <text:list xml:id="list39290521" text:continue-list="list3931678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29609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42437485563381517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58876448981055194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23582626533330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33221522846920946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35072350998076197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70150700791932445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316046"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29300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4280648460867035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85128230246304724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4310066485577943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98527155609902806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1397490852910665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533511702305830394" text:style-name="L32">
        <text:list-item>
          <text:list>
            <text:list-header>
              <text:p text:style-name="P197">0.25 miles in 2:54</text:p>
              <text:p text:style-name="P197">1 mile in 9:21 going faster as I ran and ending at around 8:30 pace</text:p>
            </text:list-header>
          </text:list>
        </text:list-item>
      </text:list>
      <text:list xml:id="list841013959306561816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16502212277376399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28625669076328556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78810568986343646"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48124236258739143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710399172134470635" text:style-name="L38">
        <text:list-item>
          <text:list>
            <text:list-header>
              <text:p text:style-name="P207">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9T19:04:51.78</dc:date>
    <dc:creator>James Lombardi</dc:creator>
    <meta:editing-duration>P27DT23H24M52S</meta:editing-duration>
    <meta:editing-cycles>2057</meta:editing-cycles>
    <meta:generator>OpenOffice/4.1.2$Win32 OpenOffice.org_project/412m3$Build-9782</meta:generator>
    <meta:document-statistic meta:table-count="0" meta:image-count="9" meta:object-count="0" meta:page-count="204" meta:paragraph-count="5928" meta:word-count="64205" meta:character-count="329050"/>
  </office:meta>
</office:document-meta>
</file>